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8a7" officeooo:paragraph-rsid="000ff8a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8a7" officeooo:paragraph-rsid="0011b45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f8a7" officeooo:paragraph-rsid="000ff8a7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f8a7" officeooo:paragraph-rsid="0011b457" style:font-size-asian="28pt" style:font-weight-asian="normal" style:font-size-complex="28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8a7" officeooo:paragraph-rsid="000ff8a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8a7" officeooo:paragraph-rsid="0011b457" style:font-size-asian="12pt" style:font-weight-asian="normal" style:font-size-complex="12pt" style:font-weight-complex="normal"/>
    </style:style>
    <style:style style:name="T1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e Renovarão</text:span><text:tab/><text:tab/>Sarah Farias<text:tab/><text:span text:style-name="T1">[ 42 ]</text:span></text:p>
      <text:p text:style-name="P3"/>
      <text:p text:style-name="P1">O tempo pode passar, Meu coração nele está</text:p>
      <text:p text:style-name="P1">O seu trono é eterno, Ele reina, Cristo reina</text:p>
      <text:p text:style-name="P1">E os que esperam nele 3X</text:p>
      <text:p text:style-name="P1">Não se fatigarão, Não se cansarão</text:p>
      <text:p text:style-name="P1">Se renovarão se renovarão</text:p>
      <text:p text:style-name="P1">Como águia como águia, Subirão subirão</text:p>
      <text:p text:style-name="P1">Se renovarão, se renovarão</text:p>
      <text:p text:style-name="P1">Como águia, como águia, Subirão, subirão</text:p>
      <text:p text:style-name="P1">O tempo pode passar, Meu coração nele está</text:p>
      <text:p text:style-name="P1">O seu trono é eterno, Ele reina, Cristo reina</text:p>
      <text:p text:style-name="P1">E os que esperam nele, ohhh!</text:p>
      <text:p text:style-name="P1">E os que esperam nele Jesus</text:p>
      <text:p text:style-name="P1">E os que esperam nele</text:p>
      <text:p text:style-name="P1">Não se fatigarão, Não se cansarão</text:p>
      <text:p text:style-name="P1">Se renovarão se renovarão</text:p>
      <text:p text:style-name="P1">Como águia como águia</text:p>
      <text:p text:style-name="P1">Subirão subirão</text:p>
      <text:p text:style-name="P1"/>
      <text:p text:style-name="P1">Se renovarão, se renovarão</text:p>
      <text:p text:style-name="P1">Como águia, como águia</text:p>
      <text:p text:style-name="P1">Subirão, subirão</text:p>
      <text:p text:style-name="P1"/>
      <text:p text:style-name="P1">Ohh, ohh</text:p>
      <text:p text:style-name="P1">Ohh, ohh</text:p>
      <text:p text:style-name="P1"/>
      <text:p text:style-name="P1">Mas os que esperam no Senhor</text:p>
      <text:p text:style-name="P1">Renovaram as suas forças</text:p>
      <text:p text:style-name="P1">Subiram com asas como águias</text:p>
      <text:p text:style-name="P1">Correrão e não se cansarão</text:p>
      <text:p text:style-name="P1">Caminharão e não se fatigarão</text:p>
      <text:p text:style-name="P1">Ehh</text:p>
      <text:p text:style-name="P1">Me renovarei</text:p>
      <text:p text:style-name="P1">Me renovarei</text:p>
      <text:p text:style-name="P1">Como águia, como águia</text:p>
      <text:p text:style-name="P1">Subirei, subirei</text:p>
      <text:p text:style-name="P2"><text:span text:style-name="T1">Se Renovarão</text:span><text:tab/><text:tab/>Sarah Farias<text:tab/><text:span text:style-name="T1">[ 42 ]</text:span></text:p>
      <text:p text:style-name="P4"/>
      <text:p text:style-name="P2">O tempo pode passar, Meu coração nele está</text:p>
      <text:p text:style-name="P2">O seu trono é eterno, Ele reina, Cristo reina</text:p>
      <text:p text:style-name="P2">E os que esperam nele 3X</text:p>
      <text:p text:style-name="P2">Não se fatigarão, Não se cansarão</text:p>
      <text:p text:style-name="P2">Se renovarão se renovarão</text:p>
      <text:p text:style-name="P2">Como águia como águia, Subirão subirão</text:p>
      <text:p text:style-name="P2">Se renovarão, se renovarão</text:p>
      <text:p text:style-name="P2">Como águia, como águia, Subirão, subirão</text:p>
      <text:p text:style-name="P2">O tempo pode passar, Meu coração nele está</text:p>
      <text:p text:style-name="P2">O seu trono é eterno, Ele reina, Cristo reina</text:p>
      <text:p text:style-name="P2">E os que esperam nele, ohhh!</text:p>
      <text:p text:style-name="P2">E os que esperam nele Jesus</text:p>
      <text:p text:style-name="P2">E os que esperam nele</text:p>
      <text:p text:style-name="P2">Não se fatigarão, Não se cansarão</text:p>
      <text:p text:style-name="P2">Se renovarão se renovarão</text:p>
      <text:p text:style-name="P2">Como águia como águia</text:p>
      <text:p text:style-name="P2">Subirão subirão</text:p>
      <text:p text:style-name="P2"/>
      <text:p text:style-name="P2">Se renovarão, se renovarão</text:p>
      <text:p text:style-name="P2">Como águia, como águia</text:p>
      <text:p text:style-name="P2">Subirão, subirão</text:p>
      <text:p text:style-name="P2"/>
      <text:p text:style-name="P2">Ohh, ohh</text:p>
      <text:p text:style-name="P2">Ohh, ohh</text:p>
      <text:p text:style-name="P2"/>
      <text:p text:style-name="P2">Mas os que esperam no Senhor</text:p>
      <text:p text:style-name="P2">Renovaram as suas forças</text:p>
      <text:p text:style-name="P2">Subiram com asas como águias</text:p>
      <text:p text:style-name="P2">Correrão e não se cansarão</text:p>
      <text:p text:style-name="P2">Caminharão e não se fatigarão</text:p>
      <text:p text:style-name="P2">Ehh</text:p>
      <text:p text:style-name="P2">Me renovarei</text:p>
      <text:p text:style-name="P2">Me renovarei</text:p>
      <text:p text:style-name="P2">Como águia, como águia</text:p>
      <text:p text:style-name="P2">Subirei, subi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3-12T10:00:08.554253505</dc:date>
    <meta:editing-cycles>13</meta:editing-cycles>
    <meta:editing-duration>PT19M51S</meta:editing-duration>
    <meta:generator>LibreOffice/5.2.5.1$Linux_X86_64 LibreOffice_project/20m0$Build-1</meta:generator>
    <meta:print-date>2017-03-12T10:00:42.465575907</meta:print-date>
    <meta:document-statistic meta:table-count="0" meta:image-count="0" meta:object-count="0" meta:page-count="1" meta:paragraph-count="66" meta:word-count="312" meta:character-count="1686" meta:non-whitespace-character-count="1438"/>
  </office:meta>
</office:document-meta>
</file>